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まあ、お犬小屋みたいな粗末な部屋です
こと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で？　例の試薬というのはどれのこと
かし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聞こえる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入った部屋の右を見てごらん。　番号の
書かれたボトルがいくつか並んでるでしょ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今からあたしが指示するとおりに、ボトルの
試薬を飲んでちょうだいね～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サッファ、そこにいます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る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し館長が怪しい動きをなさったり、わたくしの
様子がおかしかったら、すぐに彼女を攻撃
して構いません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ん、もちろんそのつもりだ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はは～・・・信用ない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、好きにしてくれていいけど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てと！　そんじゃ実験開始といこう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ずは「2」と書かれたボトルの薬を1メモリだけ
飲んでちょ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です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ごく・・・ごく・・・</text:p>
          </table:table-cell>
          <table:table-cell table:style-name="ce0" office:value-type="string">
            <text:p>Map203</text:p>
          </table:table-cell>
          <table:table-cell table:style-name="ce0"/>
          <table:table-cell table:style-name="ce0" office:value-type="string">
            <text:p>*glug*... *glug*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さあ、飲みましたわ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特に変化は無いようですけれ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ベースとなる成分の一部だから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から少しずつ調整をかけていくよ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じゃあ次に、「3」のボトルを1.5メモリ飲んで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オーケイ！　それじゃあ体内魔粒子の計測に
入るから、赤い魔水晶の間に用意した椅子に
座って待機してね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硬くて掛け心地最悪です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ソファとかありません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外部には秘密裏に設けた施設だから、そんな
イイものは無いよ～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りあえず、計測が一通り終わるまでそのまま
動かないでね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ーん・・・</text:p>
          </table:table-cell>
          <table:table-cell table:style-name="ce0" office:value-type="string">
            <text:p>Map087</text:p>
          </table:table-cell>
          <table:table-cell table:style-name="ce0"/>
          <table:table-cell table:style-name="ce0" office:value-type="string">
            <text:p>Yeah… 
</text:p>
          </table:table-cell>
          <table:table-cell table:style-name="ce0" office:value-type="string">
            <text:p>Yeah...</text:p>
          </table:table-cell>
          <table:table-cell table:number-columns-repeated="1019"/>
        </table:table-row>
        <table:table-row>
          <table:table-cell table:style-name="ce0" office:value-type="string">
            <text:p>思ったより廃魔粒子の再結合が進んでない
みたいだね～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よし、「2」のやつを0.5メモリ飲み足して
くれる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いはい、よろしくて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で、またひたすら待たなくてはなりません
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ん！　椅子でイイ子にしてて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あ、退屈なお仕事です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らに30分経過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うと・・・うと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ーいオッケーーーイ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いぃぃっ！！！</text:p>
          </table:table-cell>
          <table:table-cell table:style-name="ce0" office:value-type="string">
            <text:p>Map191</text:p>
          </table:table-cell>
          <table:table-cell table:style-name="ce0"/>
          <table:table-cell table:style-name="ce0" office:value-type="string">
            <text:p>Eeeep!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ななな、な、ななな何事ですのっ！？！？
突然大きな声を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ろ？　そんなに大声だったかな？　ごめん
ごめ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ベース実験はこれで完了だよ！　いい感じ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ら、それは良かったですわね・・・
（わたくしとしたことが、実験の最中にうたた寝を
　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は、もうこの部屋から出ていいんですの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やいや、これはまだ全工程の1/5だ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の後は「魔粒子定着」、「魔力増幅量の最大
値と最低値算出」、「魔力定量の最適化」、んで
最後に「魔力増強状態の維持」をやるか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までは部屋から出ちゃダメだし、もちろん
おしっこも出しちゃダメだから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思ったより先は長そうです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あいいですわ。　さっさと次の実験に進んで
ください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いよ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んじゃさっそく、「4」のボトルを10メモリ飲んで
くれ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え！？　10メモリも・・・ですの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ん！　10メモリ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よいよ魔力の増強に直接かかわる実験に
入るから、気合入れて飲んで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わ・・・分かりました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ごく・・・ごく・・・ごく・・・ご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ぷは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ーい！　すぐに測定開始するから着席、着席
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い、今のでお腹ちゃぷちゃぷになってしまい
　ました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この調子であと4工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1つの工程が30分だとして、全部終了するのが
　最速でも2時間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ま、まあ何とかなりますわ・・・きっと大丈夫
　ですのよ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7+01:00</meta:creation-date>
    <dc:date>2019-12-14T19:37:1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